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RANDID</text:p>
          </table:table-cell>
          <table:table-cell office:value-type="string" table:style-name="ce1">
            <text:p>CUSTACCOUNT</text:p>
          </table:table-cell>
          <table:table-cell office:value-type="string" table:style-name="ce1">
            <text:p>DIRECTMAILCONTACT</text:p>
          </table:table-cell>
          <table:table-cell office:value-type="string" table:style-name="ce1">
            <text:p>EMAILCONTACT</text:p>
          </table:table-cell>
          <table:table-cell office:value-type="string" table:style-name="ce1">
            <text:p>GUID</text:p>
          </table:table-cell>
          <table:table-cell office:value-type="string" table:style-name="ce1">
            <text:p>SMSCONTACT</text:p>
          </table:table-cell>
          <table:table-cell office:value-type="string" table:style-name="ce1">
            <text:p>THIRDPARTYDIRECTMAILCONTACT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office:value-type="string" table:style-name="ce1">
            <text:p>GROUPCONTACT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PROFILING</text:p>
          </table:table-cell>
          <table:table-cell office:value-type="string" table:style-name="ce1">
            <text:p>SOCIALMEDI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692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6AC61C5-83DC-44FA-BC9C-EDCE5AF8DA8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63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85743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212A7EA-AFC9-4347-B837-29F9FAD6C61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64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3626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542FCC26-7B4D-4440-A379-224331E043D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65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1976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73A3B7E9-DF5C-4104-AFC2-0700CE63753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66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91403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715D0277-B235-4028-8E31-E1007B26CBF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67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36269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AAC1105E-0533-4CA8-A0AD-5AC881EFA61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68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8574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806793F-9A08-45D1-B6A4-E8A5E6117BB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69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1403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30964003-7071-4195-9F64-AE20AD15918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0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1976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8697588-FA6C-4A54-906F-FBC7BEE44B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1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08399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8E53377-A05D-420A-B800-6C38C1025E6B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2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0839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85BE668E-CCD3-4713-9C3C-B0FC2F33C3B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3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02813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13BDDFC-A4B8-4F42-91C7-094574718D4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4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31156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36B5EE4-A31B-455B-9B33-7CDA4962E1D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5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3115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85B0BB4-3B01-4E4A-802D-6A32CE1627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6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028133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0E3E925E-108C-4549-B25C-00F07D16A63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7</text:p>
          </table:table-cell>
          <table:table-cell table:style-name="ce1"/>
          <table:table-cell office:value-type="string" table:style-name="ce1">
            <text:p>2018-10-08 13:47:11.000</text:p>
          </table:table-cell>
          <table:table-cell office:value-type="string" table:style-name="ce1">
            <text:p>2018-10-08 13:47:11.00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139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261AAC4-6A07-486B-9F2C-B78D7FB094D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8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40506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200990F1-3918-4E79-ACC3-0CE2045D4CE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79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139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29C050D-7E9D-42FC-BCF6-0C9F7177B2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0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4050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621226DB-7AF4-4643-A29B-A7E7C04A01A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1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25629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960DF62F-494C-470F-BD44-2A6853663DB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2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2562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56F27B1F-5441-41EA-93D9-533C521B10C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3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96926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61C71FF8-7E81-4296-B86D-330365F3EE6B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4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02622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AE01F86-254F-4D4A-A2B9-3A474FA5231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5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692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1BDC10F-15CB-4844-9358-4D6E557482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6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91404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E85BB8C-1145-41C8-BD1A-27541932798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5420614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7</text:p>
          </table:table-cell>
          <table:table-cell table:style-name="ce1"/>
          <table:table-cell office:value-type="string" table:style-name="ce1">
            <text:p>2018-10-12 10:48:34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02622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1996AA9-EE10-4E92-B355-2A68EB652D2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8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140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8F3F8EB-2D72-42A6-ADD3-024446546BE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89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19771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280AA81-52DF-427E-BA0C-65F8B274D7B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0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36269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C014572-DFF6-4192-B347-C0344AB49FC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1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1977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B929CF0-FC6C-4362-AA4E-48B56CFE812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2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3626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0E8F3FE-2E70-4617-B5DE-D446402360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3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8574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8303E27F-13F2-4B76-82E0-FC308C20653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1952676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4</text:p>
          </table:table-cell>
          <table:table-cell table:style-name="ce1"/>
          <table:table-cell office:value-type="string" table:style-name="ce1">
            <text:p>2018-10-12 10:45:19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8574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95B557B-CE94-43FF-83C3-0B69A7D5D6B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5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08400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D2B094C-719D-4482-B978-643F2D22F74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6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08400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26BAAEE-E6AE-49DF-AD6D-9B5D64BA21D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7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02813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6993900-224F-48B5-878E-504E8D189C8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8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02813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3B68140-5FB4-40CE-86D2-C42F5E7520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999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3115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06FAA0C0-5C1A-4223-9929-73C444B3D12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0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31157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6B862B62-4515-4791-9FBB-32B1842C65F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1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4050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59554BBB-ADCB-458B-9BF4-B238C6D679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2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139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8632A7A-8022-4567-A310-FE2B6681AF5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052323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3</text:p>
          </table:table-cell>
          <table:table-cell table:style-name="ce1"/>
          <table:table-cell office:value-type="string" table:style-name="ce1">
            <text:p>2018-10-12 11:00:46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96927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0A0D060B-46AA-4D64-9C23-0371CC20E39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4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40506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8158277-90D9-4A8B-819D-4A5EDF673C5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5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139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BBEE14B-5BA6-4531-8055-F3D8FF1ED5E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6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692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ABB5297-87DA-4040-894E-1725E074A98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7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25629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385F6F89-BFFB-467C-AA1C-A8EDE6BD6BE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8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02623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11F8CB9-79E7-48D9-96F1-C71DA6245E3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09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2562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E79BE79-1A9F-42F3-BED9-604016DC4E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0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0262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8EF3A3E-54C7-4111-A9CF-F3CEF261E3A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1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91404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5CB4B5B-CD5E-4C5A-99D4-794939D0C9C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2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140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8497CF0-E370-446A-AC1F-1197A8EE62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3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3627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757D71D8-07C9-43F2-9859-84B15F85A0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4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85744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361041E-79D7-4159-B983-A1449A9F8ED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5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19772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01C82FC8-DAB7-4E6E-A7D9-F5061A2C263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4208624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6</text:p>
          </table:table-cell>
          <table:table-cell table:style-name="ce1"/>
          <table:table-cell office:value-type="string" table:style-name="ce1">
            <text:p>2018-10-12 10:30:00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3627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018A84EF-F7C2-4CBC-A908-F48101CFF80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7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8574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44F399F-9365-4BB8-925B-AF9A3E46904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8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19772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496821A-904C-446F-8553-E79B2928EA3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19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08401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64E1FE22-B35A-4FF0-AC68-372462BD05D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0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084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6D65CF43-C71E-44B5-8672-321CBCE663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1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028134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12AF841-4DBD-42B0-B749-362CECCCDCE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2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028134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A8065A6C-D440-4DAB-846F-A1134A3F395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3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31157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6C1E363A-FB63-40A0-BF85-F75899BD200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4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3115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B785D46-ADBA-4A57-BE2A-A3BB8C9708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5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96928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542EF51-146A-4486-8B4D-538636CDE9F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6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13900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2EBEBB7-85CF-4D38-BB4F-0F4CC6EB375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7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40506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7C314EDD-5A60-4F77-8B1A-E2FC1709F62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8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139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87CE4597-E2EA-443C-AF4E-42F904EB045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29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692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0EED3E4D-E23E-4F63-85BF-CE016B7C02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0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4050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849ED19-36EF-4BE8-AF4B-5EBAA7C04CE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1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2563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7AB0F4B7-F563-4E32-B574-66592F6D87C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2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2563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C7D498-A6A6-4166-BFFB-BFA1ACF5E6D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3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91404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29D67DCC-8123-468D-A20F-E2B6429D882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4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02623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DF22A98-FDFE-45EC-8C63-549FD2DE70E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5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36270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5AACAD3-E1C7-4919-8D09-EB0596E4985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6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140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2C913D6-3D78-4C95-8992-B03834F4E6B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7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0262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B9C4DE0-C1F4-48C7-B6F1-1324C86F68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8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3627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53033266-163A-4686-92A4-F1BA8E1B049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39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19772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45B72A2-C766-4954-B7D6-B6877EAF5DD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0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1977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6AE7C07-1EE3-4CA8-9C5A-8D8971D856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1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85744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907F7B9E-7F06-4CD3-B6D4-B5B8973F4DB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2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8574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A5F7120-DE0B-442D-92CF-F2596F0447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3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08402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29385DB3-E3D7-4CE8-8F20-A0E8874ECB4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4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0840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46CA5DF-BE6E-4D33-BCEC-65A2AFD357B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5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02813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0F5AD9AE-4B5D-4663-BE13-2B5297BE0FE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6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02813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56F7E0C-080B-427C-96A9-0CB11D4BDDB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7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13904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3A0DEAA-1A20-4229-B918-C73152100C3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8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96928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8C9029B8-5D4B-4002-8B4F-E3E008B128C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49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31159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A064E249-DBC3-4D8B-84B7-D30916F3D1E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0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13904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C9FEB1D-914D-4E55-A596-A21FCA408C3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1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40507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A439AF1-3179-484C-9A95-EC6E9F5BD29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2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692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8E8E94F0-E271-4422-9DF8-197AC8D4DC5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3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3115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827963F0-BF87-4C92-881B-9F7112E191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4</text:p>
          </table:table-cell>
          <table:table-cell table:style-name="ce1"/>
          <table:table-cell office:value-type="string" table:style-name="ce1">
            <text:p>2018-10-08 13:47:12.000</text:p>
          </table:table-cell>
          <table:table-cell office:value-type="string" table:style-name="ce1">
            <text:p>2018-10-08 13:47:12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25631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3A81112-EB2D-4441-A2FB-CEDFE0CC9D1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5</text:p>
          </table:table-cell>
          <table:table-cell table:style-name="ce1"/>
          <table:table-cell office:value-type="string" table:style-name="ce1">
            <text:p>2018-10-08 13:47:13.000</text:p>
          </table:table-cell>
          <table:table-cell office:value-type="string" table:style-name="ce1">
            <text:p>2018-10-08 13:47:13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4050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7801983-A7D2-41ED-A677-02A67BEB98B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6</text:p>
          </table:table-cell>
          <table:table-cell table:style-name="ce1"/>
          <table:table-cell office:value-type="string" table:style-name="ce1">
            <text:p>2018-10-08 13:47:13.000</text:p>
          </table:table-cell>
          <table:table-cell office:value-type="string" table:style-name="ce1">
            <text:p>2018-10-08 13:47:13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2563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835BCE08-9C74-4513-9E28-0F693787F6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7</text:p>
          </table:table-cell>
          <table:table-cell table:style-name="ce1"/>
          <table:table-cell office:value-type="string" table:style-name="ce1">
            <text:p>2018-10-08 13:47:13.000</text:p>
          </table:table-cell>
          <table:table-cell office:value-type="string" table:style-name="ce1">
            <text:p>2018-10-08 13:47:13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291408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9BA0064-C612-462E-8387-91D0D28BF3B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8</text:p>
          </table:table-cell>
          <table:table-cell table:style-name="ce1"/>
          <table:table-cell office:value-type="string" table:style-name="ce1">
            <text:p>2018-10-08 13:47:13.000</text:p>
          </table:table-cell>
          <table:table-cell office:value-type="string" table:style-name="ce1">
            <text:p>2018-10-08 13:47:13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0262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95132E3-E69C-4DDC-A8F4-26C3DA32B98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59</text:p>
          </table:table-cell>
          <table:table-cell table:style-name="ce1"/>
          <table:table-cell office:value-type="string" table:style-name="ce1">
            <text:p>2018-10-08 13:47:13.000</text:p>
          </table:table-cell>
          <table:table-cell office:value-type="string" table:style-name="ce1">
            <text:p>2018-10-08 13:47:13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B2C</text:p>
          </table:table-cell>
          <table:table-cell office:value-type="string" table:style-name="ce1">
            <text:p>1336271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D58FE1C-7B85-42AC-BE65-7E981557A7B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60</text:p>
          </table:table-cell>
          <table:table-cell table:style-name="ce1"/>
          <table:table-cell office:value-type="string" table:style-name="ce1">
            <text:p>2018-10-08 13:47:13.000</text:p>
          </table:table-cell>
          <table:table-cell office:value-type="string" table:style-name="ce1">
            <text:p>2018-10-08 13:47:13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29140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54FBC0F-B77A-4AB3-93DB-5F73B9FB6FB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61</text:p>
          </table:table-cell>
          <table:table-cell table:style-name="ce1"/>
          <table:table-cell office:value-type="string" table:style-name="ce1">
            <text:p>2018-10-08 13:47:13.000</text:p>
          </table:table-cell>
          <table:table-cell office:value-type="string" table:style-name="ce1">
            <text:p>2018-10-08 13:47:13.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M_VMB2C</text:p>
          </table:table-cell>
          <table:table-cell office:value-type="string" table:style-name="ce1">
            <text:p>1302624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0CA5983-F401-4D8D-95E5-0349A04D389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1062</text:p>
          </table:table-cell>
          <table:table-cell table:style-name="ce1"/>
          <table:table-cell office:value-type="string" table:style-name="ce1">
            <text:p>2018-10-08 13:47:13.000</text:p>
          </table:table-cell>
          <table:table-cell office:value-type="string" table:style-name="ce1">
            <text:p>2018-10-08 13:47:13.000</text:p>
          </table:table-cell>
          <table:table-cell table:number-columns-repeated="16370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1:48:37Z</meta:creation-date>
    <dc:date>2019-11-19T11:49:21Z</dc:date>
  </office:meta>
</office:document-meta>
</file>